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 lubi taka kobieta jak Emma Watson a nie wie tego prosty fiut? Czyli co powie o kobietach twórca kodu DNA.</text:p>
      <text:p text:style-name="Standard">-Traktowanie jej jak damy całowanie w rękę</text:p>
      <text:p text:style-name="Standard">-Dystans żarty</text:p>
      <text:p text:style-name="Standard">-Dzieci nie sex</text:p>
      <text:p text:style-name="Standard">-Podwożenie damy</text:p>
      <text:p text:style-name="Standard">-Pewna stabilna dobrze płatna praca</text:p>
      <text:p text:style-name="Standard">-Prestiż</text:p>
      <text:p text:style-name="Standard">-Unikalność nie banalność Hej nie zadziała</text:p>
      <text:p text:style-name="Standard">-Kupowanie jej kwiatów</text:p>
      <text:p text:style-name="Standard">-Nie podnoszenie ręki na damę bo to urazi damę</text:p>
      <text:p text:style-name="Standard">-Nie używanie brzydkich słów</text:p>
      <text:p text:style-name="Standard">-Przepuszczanie damy</text:p>
      <text:p text:style-name="Standard">-Płacenie damie czasem za jej zakupy</text:p>
      <text:p text:style-name="Standard">-Nie używanie używek</text:p>
      <text:p text:style-name="Standard">-Godzenie się na problemy damy jej awantury i humory</text:p>
      <text:p text:style-name="Standard">-Dama nie lubi jak ją się zgaduje</text:p>
      <text:p text:style-name="Standard">-Dama pragnie aby ktoś ją wzrokiem zdobył ale to dama ciebie zdobędzie</text:p>
      <text:p text:style-name="Standard">-Dama lubi nosić nie plastik a coś miłego w dotyku</text:p>
      <text:p text:style-name="Standard">-Dama jak sama powie że możesz się przybliżyć to ci to powie</text:p>
      <text:p text:style-name="Standard">-Dama kocha błyszczeć i oglądać się w lusterko</text:p>
      <text:p text:style-name="Standard">-Dama pokrętną ma logikę </text:p>
      <text:p text:style-name="Standard">-Dama szuka księcia z bajki.</text:p>
      <text:p text:style-name="Standard">A wiem to bo jestem na dnie i znam wirtualnie nie jedną Dame jak Emm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29T16:34:37.50</meta:creation-date>
    <dc:date>2020-11-29T16:44:05.40</dc:date>
    <meta:editing-duration>PT9M30S</meta:editing-duration>
    <meta:editing-cycles>1</meta:editing-cycles>
    <meta:generator>OpenOffice/4.1.7$Win32 OpenOffice.org_project/417m1$Build-9800</meta:generator>
    <meta:document-statistic meta:table-count="0" meta:image-count="0" meta:object-count="0" meta:page-count="1" meta:paragraph-count="23" meta:word-count="156" meta:character-count="886"/>
  </office:meta>
</office:document-meta>
</file>